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aca98" officeooo:paragraph-rsid="001aca9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975a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b5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30th</text:span> of <text:span text:style-name="T3">Se</text:span><text:span text:style-name="T4">ptember </text:span>202<text:span text:style-name="T4">5</text:span> under the <text:span text:style-name="T5">48th</text:span> PA Meeting.</text:p>
      <text:p text:style-name="P1"/>
      <text:p text:style-name="P1">The Assembly, recognising the current situation,</text:p>
      <text:p text:style-name="P1"/>
      <text:p text:style-name="P4">Constitutes the need to give the CotS the mandate to update to 1.21.8, for the new features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Emeralda_axe7</text:p>
      <text:p text:style-name="P4">Eldegron</text:p>
      <text:p text:style-name="P4">Txots</text:p>
      <text:p text:style-name="P1"/>
      <text:p text:style-name="P1"/>
      <text:p text:style-name="P1"/>
      <text:p text:style-name="Standard"><text:span text:style-name="T1">[</text:span><text:span text:style-name="T2">Motion 48-5: To update to 1.21.8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30T19:22:04.553015048</dc:date>
    <meta:editing-duration>PT2M13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52" meta:character-count="326" meta:non-whitespace-character-count="284"/>
  </office:meta>
</office:document-meta>
</file>